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3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number-columns-repeated="1022" table:default-cell-style-name="Default"/>
        <table:table-row table:style-name="ro1">
          <table:table-cell table:style-name="ce21" office:value-type="string" calcext:value-type="string">
            <text:p>Step</text:p>
          </table:table-cell>
          <table:table-cell table:style-name="ce21" office:value-type="string" calcext:value-type="string">
            <text:p>Link</text:p>
          </table:table-cell>
          <table:table-cell table:style-name="ce21" office:value-type="string" calcext:value-type="string">
            <text:p>Status</text:p>
          </table:table-cell>
          <table:table-cell table:style-name="ce2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Download</text:p>
          </table:table-cell>
          <table:table-cell table:style-name="ce21" office:value-type="string" calcext:value-type="string">
            <text:p>URL</text:p>
          </table:table-cell>
          <table:table-cell table:style-name="ce2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JIOLOGY</text:p>
          </table:table-cell>
          <table:table-cell table:style-name="ce24" office:value-type="string" calcext:value-type="string">
            <text:p><text:a xlink:href="https://ftp.untergrund.net/users/ltk_tscc/fujiology/PARTIES/2022/SV2K22SE/" xlink:type="simple">https://ftp.untergrund.net/users/ltk_tscc/fujiology/PARTIES/2022/SV2K22SE/</text:a></text:p>
          </table:table-cell>
          <table:table-cell table:style-name="ce22" office:value-type="string" calcext:value-type="string">
            <text:p>NONE</text:p>
          </table:table-cell>
          <table:table-cell office:value-type="string" calcext:value-type="string">
            <text:p>Lotek does no longer maintain this as of now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ssing</text:p>
          </table:table-cell>
          <table:table-cell table:style-name="ce22" office:value-type="string" calcext:value-type="string">
            <text:p>NONE</text:p>
          </table:table-cell>
          <table:table-cell office:value-type="string" calcext:value-type="string">
            <text:p>Upload reques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24" office:value-type="string" calcext:value-type="string">
            <text:p>https://sillyventure.eu/download/sv2k22se_all_compo_entries.zip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24" office:value-type="string" calcext:value-type="string">
            <text:p>https://files.scene.org/browse/parties/2022/sillyventure22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/menu/SillyMenu-CMC-Module.asm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/menu/README.txt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/menu/Noter-Music.txt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/menu/README.txt</text:p>
          </table:table-cell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/atr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/atr /S/B and then cut the prefix and replace "\" by ":"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number-columns-repeated="1015" table:default-cell-style-name="ce28"/>
        <table:table-row table:style-name="ro1">
          <table:table-cell table:style-name="ce4" office:value-type="string" calcext:value-type="string">
            <text:p>PATH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EXIT KEYS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Type</text:p>
          </table:table-cell>
          <table:table-cell table:style-name="ce25" office:value-type="string" calcext:value-type="string">
            <text:p>TODO</text:p>
          </table:table-cell>
          <table:table-cell table:style-name="ce25" office:value-type="string" calcext:value-type="string">
            <text:p>Memory</text:p>
          </table:table-cell>
          <table:table-cell table:style-name="ce25" office:value-type="string" calcext:value-type="string">
            <text:p>Comment</text:p>
          </table:table-cell>
          <table:table-cell table:style-name="ce25" table:number-columns-repeated="1014"/>
        </table:table-row>
        <table:table-row table:style-name="ro1">
          <table:table-cell table:style-name="ce26" office:value-type="string" calcext:value-type="string">
            <text:p>BONUS:READM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ESC, LEF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];1;FIND(&quot;:&quot;;[.A2];4)-1)" office:value-type="string" office:string-value="BONUS" calcext:value-type="string">
            <text:p>BONUS</text:p>
          </table:table-cell>
          <table:table-cell table:style-name="ce29" office:value-type="string" calcext:value-type="string">
            <text:p>NO</text:p>
          </table:table-cell>
          <table:table-cell table:style-name="ce32" table:number-columns-repeated="2"/>
          <table:table-cell table:style-name="ce47" table:number-columns-repeated="2"/>
          <table:table-cell table:style-name="ce25" table:number-columns-repeated="1012"/>
        </table:table-row>
        <table:table-row table:style-name="ro2">
          <table:table-cell table:style-name="ce26" office:value-type="string" calcext:value-type="string">
            <text:p>MSX:ATARIADV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COLD (FIXED)</text:p>
          </table:table-cell>
          <table:table-cell table:style-name="ce29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3];1;FIND(&quot;:&quot;;[.A3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 office:value-type="string" calcext:value-type="string">
            <text:p><text:a xlink:href="https://forums.atariage.com/messenger/478872/?latest=1" xlink:type="simple">https://forums.atariage.com/messenger/478872/?latest=1</text:a> <text:a xlink:href="https://forums.atariage.com/topic/328790-release-raster-music-tracker-v13400/page/18/" xlink:type="simple">https://forums.atariage.com/topic/328790-release-raster-music-tracker-v13400/page/18/</text:a>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MSX:FALLSKY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4];1;FIND(&quot;:&quot;;[.A4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MSX:STANDARD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5];1;FIND(&quot;:&quot;;[.A5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MSX:TALEUNR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6];1;FIND(&quot;:&quot;;[.A6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3" table:number-columns-repeated="1016"/>
        </table:table-row>
        <table:table-row table:style-name="ro1">
          <table:table-cell table:style-name="ce26" office:value-type="string" calcext:value-type="string">
            <text:p>MSX:INSOMNIA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ESC, 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7];1;FIND(&quot;:&quot;;[.A7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3"/>
          <table:table-cell table:number-columns-repeated="1014"/>
        </table:table-row>
        <table:table-row table:style-name="ro1">
          <table:table-cell table:style-name="ce26" office:value-type="string" calcext:value-type="string">
            <text:p>MSX:NOWHER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ESC, LEF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8];1;FIND(&quot;:&quot;;[.A8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MSX:GTIA:LETSGO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, GTIA</text:p>
          </table:table-cell>
          <table:table-cell table:style-name="ce29" table:formula="of:=MID([.A9];1;FIND(&quot;:&quot;;[.A9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MSX:GTIA:LETSGONT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, GTIA</text:p>
          </table:table-cell>
          <table:table-cell table:style-name="ce29" table:formula="of:=MID([.A10];1;FIND(&quot;:&quot;;[.A10];4)-1)" office:value-type="string" office:string-value="MSX" calcext:value-type="string">
            <text:p>MS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SILLTRIP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1];1;FIND(&quot;:&quot;;[.A11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DARKANG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2];1;FIND(&quot;:&quot;;[.A12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BATMAN65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3];1;FIND(&quot;:&quot;;[.A13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LOWKI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4];1;FIND(&quot;:&quot;;[.A14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ADEL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5];1;FIND(&quot;:&quot;;[.A15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SALUDOS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6];1;FIND(&quot;:&quot;;[.A16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STORMBRI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7];1;FIND(&quot;:&quot;;[.A17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FX:LAGLANC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18];1;FIND(&quot;:&quot;;[.A18];4)-1)" office:value-type="string" office:string-value="GFX" calcext:value-type="string">
            <text:p>GFX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256:CHRYS256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19];1;FIND(&quot;:&quot;;[.A19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256:SVSE2022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, GTIA</text:p>
          </table:table-cell>
          <table:table-cell table:style-name="ce29" table:formula="of:=MID([.A20];1;FIND(&quot;:&quot;;[.A20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256:PARTYZAN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21];1;FIND(&quot;:&quot;;[.A21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256:I255SV22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22];1;FIND(&quot;:&quot;;[.A22];4)-1)" office:value-type="string" office:string-value="INTRO256" calcext:value-type="string">
            <text:p>INTRO256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16K:GTXFTOP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FIXED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Mono</text:p>
          </table:table-cell>
          <table:table-cell table:style-name="ce29" table:formula="of:=MID([.A23];1;FIND(&quot;:&quot;;[.A23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16K:ATARI50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4];1;FIND(&quot;:&quot;;[.A24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INTRO16K:THEHOP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25];1;FIND(&quot;:&quot;;[.A25];4)-1)" office:value-type="string" office:string-value="INTRO16K" calcext:value-type="string">
            <text:p>INTRO16K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DEMO:REPILOGU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Stereo, 2nd POKEY required</text:p>
          </table:table-cell>
          <table:table-cell table:style-name="ce29" table:formula="of:=MID([.A26];1;FIND(&quot;:&quot;;[.A26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576K RAMBO</text:p>
          </table:table-cell>
          <table:table-cell table:style-name="ce36"/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DEMO:UNSTABL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7];1;FIND(&quot;:&quot;;[.A27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6" office:value-type="string" calcext:value-type="string">
            <text:p>DEMO:MODE9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8];1;FIND(&quot;:&quot;;[.A28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DEMO:SMACK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FIXED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29];1;FIND(&quot;:&quot;;[.A29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7"/>
          <table:table-cell table:number-columns-repeated="1014"/>
        </table:table-row>
        <table:table-row table:style-name="ro1">
          <table:table-cell table:style-name="ce26" office:value-type="string" calcext:value-type="string">
            <text:p>DEMO:HAWKEY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2nd POKEY supported</text:p>
          </table:table-cell>
          <table:table-cell table:style-name="ce29" table:formula="of:=MID([.A30];1;FIND(&quot;:&quot;;[.A30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DEMO:UNITY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31];1;FIND(&quot;:&quot;;[.A31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office:value-type="string" calcext:value-type="string">
            <text:p>Separate ATR in site folder</text:p>
          </table:table-cell>
          <table:table-cell table:style-name="ce47" table:number-columns-repeated="2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DEMO:BREATHE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32];1;FIND(&quot;:&quot;;[.A32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DEMO:D256HZ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33];1;FIND(&quot;:&quot;;[.A33];4)-1)" office:value-type="string" office:string-value="DEMO" calcext:value-type="string">
            <text:p>DEMO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GAME256:TINYCRAW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n/a</text:p>
          </table:table-cell>
          <table:table-cell table:style-name="ce29" table:formula="of:=MID([.A34];1;FIND(&quot;:&quot;;[.A34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BASIC, Requires Atari XL OS Rev. 2 </text:p>
          </table:table-cell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AME256:BREAKOUT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5];1;FIND(&quot;:&quot;;[.A35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AME256:UFOSLALO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6];1;FIND(&quot;:&quot;;[.A36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GAME256:RUSHHOUR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7];1;FIND(&quot;:&quot;;[.A37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GAME256:CACTUSBI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8];1;FIND(&quot;:&quot;;[.A38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 office:value-type="string" calcext:value-type="string">
            <text:p>Requires Atari XL OS Rev. 2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GAME256:SILLYINS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, GTIA</text:p>
          </table:table-cell>
          <table:table-cell table:style-name="ce29" table:formula="of:=MID([.A39];1;FIND(&quot;:&quot;;[.A39];4)-1)" office:value-type="string" office:string-value="GAME256" calcext:value-type="string">
            <text:p>GAME256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number-columns-repeated="1015"/>
        </table:table-row>
        <table:table-row table:style-name="ro1">
          <table:table-cell table:style-name="ce26" office:value-type="string" calcext:value-type="string">
            <text:p>GAME:SCORCH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COLD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40];1;FIND(&quot;:&quot;;[.A40];4)-1)" office:value-type="string" office:string-value="GAME" calcext:value-type="string">
            <text:p>GAME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GAME:BRICK512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41];1;FIND(&quot;:&quot;;[.A41];4)-1)" office:value-type="string" office:string-value="GAME" calcext:value-type="string">
            <text:p>GAME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37"/>
          <table:table-cell table:number-columns-repeated="1014"/>
        </table:table-row>
        <table:table-row table:style-name="ro1">
          <table:table-cell table:style-name="ce26" office:value-type="string" calcext:value-type="string">
            <text:p>GAME:PONG512</text:p>
          </table:table-cell>
          <table:table-cell table:style-name="ce29" office:value-type="string" calcext:value-type="string">
            <text:p>OK (FIXED)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31" office:value-type="string" calcext:value-type="string">
            <text:p>Mono</text:p>
          </table:table-cell>
          <table:table-cell table:style-name="ce29" table:formula="of:=MID([.A42];1;FIND(&quot;:&quot;;[.A42];4)-1)" office:value-type="string" office:string-value="GAME" calcext:value-type="string">
            <text:p>GAME</text:p>
          </table:table-cell>
          <table:table-cell table:style-name="ce29" office:value-type="string" calcext:value-type="string">
            <text:p>NO</text:p>
          </table:table-cell>
          <table:table-cell table:style-name="ce32" table:number-columns-repeated="2"/>
          <table:table-cell table:number-columns-repeated="1014"/>
        </table:table-row>
        <table:table-row table:style-name="ro1">
          <table:table-cell table:style-name="ce26" office:value-type="string" calcext:value-type="string">
            <text:p>WILD:DRUID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31" office:value-type="string" calcext:value-type="string">
            <text:p>ANY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43];1;FIND(&quot;:&quot;;[.A43];4)-1)" office:value-type="string" office:string-value="WILD" calcext:value-type="string">
            <text:p>WILD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6" office:value-type="string" calcext:value-type="string">
            <text:p>WILD:LAURHARD</text:p>
          </table:table-cell>
          <table:table-cell table:style-name="ce29" office:value-type="string" calcext:value-type="string">
            <text:p>OK</text:p>
          </table:table-cell>
          <table:table-cell table:style-name="ce31" office:value-type="string" calcext:value-type="string">
            <text:p>WARM (OK)</text:p>
          </table:table-cell>
          <table:table-cell table:style-name="ce29" office:value-type="string" calcext:value-type="string">
            <text:p>RESET</text:p>
          </table:table-cell>
          <table:table-cell table:style-name="ce31" office:value-type="string" calcext:value-type="string">
            <text:p>OK</text:p>
          </table:table-cell>
          <table:table-cell table:style-name="ce29" office:value-type="string" calcext:value-type="string">
            <text:p>n/a</text:p>
          </table:table-cell>
          <table:table-cell table:style-name="ce29" table:formula="of:=MID([.A44];1;FIND(&quot;:&quot;;[.A44];4)-1)" office:value-type="string" office:string-value="WILD" calcext:value-type="string">
            <text:p>WILD</text:p>
          </table:table-cell>
          <table:table-cell table:style-name="ce29" office:value-type="string" calcext:value-type="string">
            <text:p>NO</text:p>
          </table:table-cell>
          <table:table-cell table:style-name="ce32"/>
          <table:table-cell table:style-name="ce47" table:number-columns-repeated="3"/>
          <table:table-cell table:style-name="ce25" table:number-columns-repeated="1012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21" office:value-type="string" calcext:value-type="string">
            <text:p>Steps Required</text:p>
          </table:table-cell>
          <table:table-cell table:style-name="ce27" table:formula="of:=ROWS(STEPS)*COLUMNS(STEPS)"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teps Not done</text:p>
          </table:table-cell>
          <table:table-cell table:style-name="ce27" table:formula="of:=COUNTIF(STEPS;&quot;&quot;)" office:value-type="float" office:value="0" calcext:value-type="float">
            <text:p>0</text:p>
          </table:table-cell>
          <table:table-cell table:style-name="ce22"/>
          <table:table-cell table:number-columns-repeated="4"/>
          <table:table-cell table:style-name="ce22"/>
          <table:table-cell table:number-columns-repeated="1016"/>
        </table:table-row>
        <table:table-row table:style-name="ro1">
          <table:table-cell table:style-name="ce21" office:value-type="string" calcext:value-type="string">
            <text:p>Steps Not OK</text:p>
          </table:table-cell>
          <table:table-cell table:style-name="ce27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Steps Done</text:p>
          </table:table-cell>
          <table:table-cell table:style-name="ce30" table:formula="of:=1-[.B47]/[.B46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Entries Available</text:p>
          </table:table-cell>
          <table:table-cell table:style-name="ce27" table:formula="of:=ROWS(STEPS)" office:value-type="float" office:value="43" calcext:value-type="float">
            <text:p>43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ntries DONE</text:p>
          </table:table-cell>
          <table:table-cell table:style-name="ce27" table:formula="of:=COUNTIF([.H1:.H44];&quot;NO&quot;)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Entries TODO</text:p>
          </table:table-cell>
          <table:table-cell table:style-name="ce27" table:formula="of:=COUNTIF([.H2:.H45];&quot;YES&quot;)" office:value-type="float" office:value="0" calcext:value-type="float">
            <text:p>0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1" office:value-type="string" calcext:value-type="string">
            <text:p>Entries Done</text:p>
          </table:table-cell>
          <table:table-cell table:style-name="ce30" table:formula="of:=1-[.B52]/[.B50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44"/>
        </table:named-expressions>
      </table:table>
      <table:table table:name="Statistics" table:style-name="ta3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Bonuses</text:p>
          </table:table-cell>
          <table:table-cell table:style-name="ce22" table:formula="of:=COUNTIF([$Entries.G$1:$Entries.G$1048576];&quot;BONUS&quot;)-1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Songs</text:p>
          </table:table-cell>
          <table:table-cell table:style-name="ce22" table:formula="of:=COUNTIF([$Entries.G$1:$Entries.G$1048576];&quot;MS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Graphics</text:p>
          </table:table-cell>
          <table:table-cell table:style-name="ce22" table:formula="of:=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Intros</text:p>
          </table:table-cell>
          <table:table-cell table:style-name="ce22" table:formula="of:=COUNTIF([$Entries.G$1:$Entries.G$1048576];&quot;INTRO256&quot;)+COUNTIF([$Entries.G$1:$Entries.G$1048576];&quot;INTRO16K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Demos</text:p>
          </table:table-cell>
          <table:table-cell table:style-name="ce22" table:formula="of:=COUNTIF([$Entries.G$1:$Entries.G$1048576];&quot;DEMO&quot;)+COUNTIF([$Entries.G$1:$Entries.G$1048576];&quot;DEMOVBXE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Games</text:p>
          </table:table-cell>
          <table:table-cell table:style-name="ce22" table:formula="of:=COUNTIF([$Entries.G$1:$Entries.G$1048576];&quot;GAME&quot;)+COUNTIF([$Entries.G$1:$Entries.G$1048576];&quot;GAME256&quot;)" office:value-type="float" office:value="9" calcext:value-type="float">
            <text:p>9</text:p>
          </table:table-cell>
          <table:table-cell/>
          <table:table-cell table:style-name="ce48"/>
          <table:table-cell table:number-columns-repeated="60"/>
        </table:table-row>
        <table:table-row table:style-name="ro1">
          <table:table-cell table:style-name="ce22" office:value-type="string" calcext:value-type="string">
            <text:p>Wilds</text:p>
          </table:table-cell>
          <table:table-cell table:style-name="ce22" table:formula="of:=COUNTIF([$Entries.G$1:$Entries.G$1048576];&quot;WILD&quot;)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22" table:formula="of:=SUM([.B2:.B8])" office:value-type="float" office:value="42" calcext:value-type="float">
            <text:p>42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44"/>
      </table:named-expressions>
      <table:database-ranges>
        <table:database-range table:name="__Anonymous_Sheet_DB__1" table:target-range-address="Entries.A1:Entries.G4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 style:data-style-name="N2" text:time-value="11:30:36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2T11:31:38.769000000</dc:date>
    <meta:editing-cycles>763</meta:editing-cycles>
    <meta:editing-duration>P12DT3H5M48S</meta:editing-duration>
    <meta:generator>LibreOffice/7.1.5.2$Windows_x86 LibreOffice_project/85f04e9f809797b8199d13c421bd8a2b025d52b5</meta:generator>
    <meta:document-statistic meta:table-count="3" meta:cell-count="485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